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Georgia" svg:font-family="Georgia"/>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847cm" fo:margin-bottom="0.212cm" fo:line-height="100%" fo:text-align="center" style:justify-single-word="false" style:writing-mode="lr-tb"/>
      <style:text-properties fo:font-variant="normal" fo:text-transform="none" fo:color="#000000" style:text-line-through-style="none" style:font-name="Arial1" fo:font-size="36pt" fo:font-style="normal" style:text-underline-style="none" fo:font-weight="bold" style:text-blinking="false" fo:background-color="transparent"/>
    </style:style>
    <style:style style:name="P2" style:family="paragraph" style:parent-style-name="Text_20_body">
      <style:paragraph-properties fo:margin-top="0cm" fo:margin-bottom="0cm" fo:line-height="114%" style:writing-mode="lr-tb"/>
    </style:style>
    <style:style style:name="P3" style:family="paragraph" style:parent-style-name="Text_20_body">
      <style:paragraph-properties fo:margin-top="0cm" fo:margin-bottom="0cm" fo:line-height="114%" style:writing-mode="lr-tb"/>
      <style:text-properties fo:font-variant="normal" fo:text-transform="none" fo:color="#666666" style:text-line-through-style="none" style:font-name="Arial1" fo:font-size="9.75pt" fo:font-style="italic" style:text-underline-style="none" fo:font-weight="normal" style:text-blinking="false" fo:background-color="transparent"/>
    </style:style>
    <style:style style:name="P4" style:family="paragraph" style:parent-style-name="Text_20_body">
      <style:paragraph-properties fo:margin-top="0.635cm" fo:margin-bottom="0.141cm" fo:line-height="100%" fo:text-align="center" style:justify-single-word="false" style:writing-mode="lr-tb"/>
      <style:text-properties fo:font-variant="normal" fo:text-transform="none" fo:color="#666666" style:text-line-through-style="none" style:font-name="Georgia" fo:font-size="24pt" fo:font-style="italic" style:text-underline-style="none" fo:font-weight="normal" style:text-blinking="false" fo:background-color="transparent"/>
    </style:style>
    <style:style style:name="P5" style:family="paragraph" style:parent-style-name="Horizontal_20_Line">
      <style:paragraph-properties fo:margin-top="0.635cm" fo:margin-bottom="0.141cm" fo:line-height="114%" style:writing-mode="lr-tb"/>
    </style:style>
    <style:style style:name="P6" style:family="paragraph" style:parent-style-name="Heading_20_2">
      <style:paragraph-properties fo:margin-top="0.635cm" fo:margin-bottom="0.141cm"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7" style:family="paragraph" style:parent-style-name="Text_20_body">
      <style:paragraph-properties fo:margin-top="0.635cm" fo:margin-bottom="0.141cm" fo:line-height="114%" fo:break-before="page" style:writing-mode="lr-tb"/>
      <style:text-properties fo:font-variant="normal" fo:text-transform="none" fo:color="#666666" style:text-line-through-style="none" style:font-name="Georgia" fo:font-size="24pt" fo:font-style="italic" style:text-underline-style="none" fo:font-weight="normal" style:text-blinking="false" fo:background-color="transparent"/>
    </style:style>
    <style:style style:name="P8" style:family="paragraph" style:parent-style-name="Heading_20_2">
      <style:paragraph-properties fo:margin-top="0.635cm" fo:margin-bottom="0.141cm" fo:line-height="114%" fo:break-before="page" style:writing-mode="lr-tb"/>
      <style:text-properties fo:font-variant="normal" fo:text-transform="none" fo:color="#666666" style:text-line-through-style="none" style:font-name="Georgia" fo:font-size="24pt" fo:font-style="italic" style:text-underline-style="none" fo:font-weight="normal" style:text-blinking="false" fo:background-color="transparent"/>
    </style:style>
    <style:style style:name="P9" style:family="paragraph" style:parent-style-name="Heading_20_2">
      <style:paragraph-properties fo:margin-top="0.635cm" fo:margin-bottom="0.141cm" fo:line-height="114%" fo:break-before="pag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10" style:family="paragraph" style:parent-style-name="Text_20_body">
      <style:paragraph-properties fo:margin-left="0cm" fo:margin-right="0cm" fo:margin-top="0cm" fo:margin-bottom="0cm" fo:line-height="114%" fo:text-indent="1.27cm" style:auto-text-indent="false" style:writing-mode="lr-tb"/>
    </style:style>
    <style:style style:name="P11" style:family="paragraph" style:parent-style-name="Text_20_body">
      <style:paragraph-properties fo:margin-left="0cm" fo:margin-right="0cm" fo:margin-top="0cm" fo:margin-bottom="0cm" fo:line-height="114%" fo:text-indent="1.27cm"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2" style:family="paragraph" style:parent-style-name="Text_20_body">
      <style:paragraph-properties fo:margin-left="1.27cm" fo:margin-right="0cm" fo:margin-top="0cm" fo:margin-bottom="0cm" fo:line-height="114%" fo:text-indent="0cm" style:auto-text-indent="false" style:writing-mode="lr-tb"/>
    </style:style>
    <style:style style:name="P13" style:family="paragraph" style:parent-style-name="Heading_20_5">
      <style:paragraph-properties fo:margin-top="0.388cm" fo:margin-bottom="0.071cm" fo:line-height="100%" fo:text-align="center" style:justify-single-word="false" style:writing-mode="lr-tb"/>
      <style:text-properties fo:font-variant="normal" fo:text-transform="none" fo:color="#666666" style:text-line-through-style="none" style:font-name="Arial1" fo:font-size="9.75pt" fo:font-style="normal" style:text-underline-style="none" fo:font-weight="bold" style:text-blinking="false" fo:background-color="transparent"/>
    </style:style>
    <style:style style:name="P14" style:family="paragraph" style:parent-style-name="Text_20_body" style:list-style-name="L1">
      <style:paragraph-properties fo:margin-top="0cm" fo:margin-bottom="0cm" fo:line-height="114%" fo:background-color="transparent" style:writing-mode="lr-tb">
        <style:background-image/>
      </style:paragraph-properties>
    </style:style>
    <style:style style:name="P15" style:family="paragraph" style:parent-style-name="Text_20_body" style:list-style-name="L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6" style:family="paragraph" style:parent-style-name="Text_20_body" style:list-style-name="L2">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7" style:family="paragraph" style:parent-style-name="Text_20_body" style:list-style-name="L3">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8" style:family="paragraph" style:parent-style-name="Text_20_body" style:list-style-name="L4">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9" style:family="paragraph" style:parent-style-name="Text_20_body" style:list-style-name="L5">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0" style:family="paragraph" style:parent-style-name="Text_20_body" style:list-style-name="L6">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1" style:family="paragraph" style:parent-style-name="Text_20_body" style:list-style-name="L7">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2" style:family="paragraph" style:parent-style-name="Text_20_body" style:list-style-name="L8">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3" style:family="paragraph" style:parent-style-name="Text_20_body" style:list-style-name="L9">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4" style:family="paragraph" style:parent-style-name="Text_20_body" style:list-style-name="L10">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5" style:family="paragraph" style:parent-style-name="Text_20_body" style:list-style-name="L11">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6" style:family="paragraph" style:parent-style-name="Text_20_body" style:list-style-name="L4">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P27" style:family="paragraph" style:parent-style-name="Text_20_body" style:list-style-name="L5">
      <style:paragraph-properties fo:margin-top="0cm" fo:margin-bottom="0cm" fo:line-height="114%"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28" style:family="paragraph" style:parent-style-name="Text_20_body">
      <style:paragraph-properties fo:margin-top="0cm" fo:margin-bottom="0cm" fo:line-height="114%" style:writing-mode="lr-tb"/>
      <style:text-properties fo:font-variant="normal" fo:text-transform="none" fo:color="#666666" style:text-line-through-style="none" style:font-name="Arial1" fo:font-size="9.75pt" fo:font-style="italic" style:text-underline-style="none" fo:font-weight="normal" style:text-blinking="false" fo:background-color="transparent"/>
    </style:style>
    <style:style style:name="T1" style:family="text">
      <style:text-properties fo:font-variant="normal" fo:text-transform="none" fo:color="#1155cc" style:text-line-through-style="none" style:font-name="Arial1" fo:font-size="11.25pt" fo:font-style="normal" style:text-underline-style="solid" style:text-underline-width="auto" style:text-underline-color="font-color" fo:font-weight="normal" style:text-blinking="false" fo:background-color="transparent"/>
    </style:style>
    <style:style style:name="T2" style:family="text">
      <style:text-properties fo:font-variant="normal" fo:text-transform="none" fo:color="#000000" style:text-line-through-style="none" style:text-underline-style="none" style:text-blinking="false" fo:background-color="transparent"/>
    </style:style>
    <style:style style:name="T3"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1" fo:font-size="11.25pt" fo:font-style="italic" style:text-underline-style="none" fo:font-weight="normal" style:text-blinking="false" fo:background-color="transparent"/>
    </style:style>
    <style:style style:name="T5" style:family="text">
      <style:text-properties style:font-name="Arial1" fo:font-size="11.25pt" fo:font-style="normal"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illi</text:p>
      <text:p text:style-name="P4">Game Design Document<text:line-break/>Pathogenic Ink </text:p>
      <text:p text:style-name="Horizontal_20_Line"/>
      <text:h text:style-name="P13" text:outline-level="5">Copyright notice / author information / boring legal stuff nobody likes</text:h>
      <text:h text:style-name="P8" text:outline-level="2">Index</text:h>
      <text:p text:style-name="P5"/>
      <text:h text:style-name="P6" text:outline-level="2">Index</text:h>
      <text:list xml:id="list9203850304884248576" text:style-name="L1">
        <text:list-item>
          <text:p text:style-name="P14"><text:a xlink:type="simple" xlink:href="https://docs.google.com/document/d/1ct5-qyUZC9cAKn-iLUgtOczDkERmPzNNwPLDfT9Hgjs/preview#bookmark=kix.tn44c9jbklu6" text:style-name="Internet_20_link" text:visited-style-name="Visited_20_Internet_20_Link"><text:span text:style-name="T1">Index</text:span></text:a></text:p>
        </text:list-item>
        <text:list-item>
          <text:p text:style-name="P14"><text:a xlink:type="simple" xlink:href="https://docs.google.com/document/d/1ct5-qyUZC9cAKn-iLUgtOczDkERmPzNNwPLDfT9Hgjs/preview#bookmark=kix.vh7mr3wp9gub" text:style-name="Internet_20_link" text:visited-style-name="Visited_20_Internet_20_Link"><text:span text:style-name="T1">Game Design</text:span></text:a></text:p>
          <text:list>
            <text:list-item>
              <text:p text:style-name="P14"><text:a xlink:type="simple" xlink:href="https://docs.google.com/document/d/1ct5-qyUZC9cAKn-iLUgtOczDkERmPzNNwPLDfT9Hgjs/preview#bookmark=kix.y0z7a3kyjoqj" text:style-name="Internet_20_link" text:visited-style-name="Visited_20_Internet_20_Link"><text:span text:style-name="T1">Summary</text:span></text:a></text:p>
            </text:list-item>
            <text:list-item>
              <text:p text:style-name="P14"><text:a xlink:type="simple" xlink:href="https://docs.google.com/document/d/1ct5-qyUZC9cAKn-iLUgtOczDkERmPzNNwPLDfT9Hgjs/preview#bookmark=kix.q89snwy3vllo" text:style-name="Internet_20_link" text:visited-style-name="Visited_20_Internet_20_Link"><text:span text:style-name="T1">Gameplay</text:span></text:a></text:p>
            </text:list-item>
            <text:list-item>
              <text:p text:style-name="P14"><text:a xlink:type="simple" xlink:href="https://docs.google.com/document/d/1ct5-qyUZC9cAKn-iLUgtOczDkERmPzNNwPLDfT9Hgjs/preview#bookmark=kix.3j0sjjj4v19l" text:style-name="Internet_20_link" text:visited-style-name="Visited_20_Internet_20_Link"><text:span text:style-name="T1">Mindset</text:span></text:a></text:p>
            </text:list-item>
          </text:list>
        </text:list-item>
        <text:list-item>
          <text:p text:style-name="P14"><text:a xlink:type="simple" xlink:href="https://docs.google.com/document/d/1ct5-qyUZC9cAKn-iLUgtOczDkERmPzNNwPLDfT9Hgjs/preview#bookmark=kix.nw2pvrargt85" text:style-name="Internet_20_link" text:visited-style-name="Visited_20_Internet_20_Link"><text:span text:style-name="T1">Technical</text:span></text:a></text:p>
          <text:list>
            <text:list-item>
              <text:p text:style-name="P14"><text:a xlink:type="simple" xlink:href="https://docs.google.com/document/d/1ct5-qyUZC9cAKn-iLUgtOczDkERmPzNNwPLDfT9Hgjs/preview#bookmark=kix.5baplgyo85eh" text:style-name="Internet_20_link" text:visited-style-name="Visited_20_Internet_20_Link"><text:span text:style-name="T1">Screens</text:span></text:a></text:p>
            </text:list-item>
            <text:list-item>
              <text:p text:style-name="P14"><text:a xlink:type="simple" xlink:href="https://docs.google.com/document/d/1ct5-qyUZC9cAKn-iLUgtOczDkERmPzNNwPLDfT9Hgjs/preview#bookmark=kix.4u55u65bonjw" text:style-name="Internet_20_link" text:visited-style-name="Visited_20_Internet_20_Link"><text:span text:style-name="T1">Controls</text:span></text:a></text:p>
            </text:list-item>
            <text:list-item>
              <text:p text:style-name="P14"><text:a xlink:type="simple" xlink:href="https://docs.google.com/document/d/1ct5-qyUZC9cAKn-iLUgtOczDkERmPzNNwPLDfT9Hgjs/preview#bookmark=kix.vrkne3rhovuh" text:style-name="Internet_20_link" text:visited-style-name="Visited_20_Internet_20_Link"><text:span text:style-name="T1">Mechanics</text:span></text:a></text:p>
            </text:list-item>
          </text:list>
        </text:list-item>
        <text:list-item>
          <text:p text:style-name="P14"><text:a xlink:type="simple" xlink:href="https://docs.google.com/document/d/1ct5-qyUZC9cAKn-iLUgtOczDkERmPzNNwPLDfT9Hgjs/preview#bookmark=kix.mun66rmbl34h" text:style-name="Internet_20_link" text:visited-style-name="Visited_20_Internet_20_Link"><text:span text:style-name="T1">Level Design</text:span></text:a></text:p>
          <text:list>
            <text:list-item>
              <text:p text:style-name="P14"><text:a xlink:type="simple" xlink:href="https://docs.google.com/document/d/1ct5-qyUZC9cAKn-iLUgtOczDkERmPzNNwPLDfT9Hgjs/preview#bookmark=kix.feu141lpqdpj" text:style-name="Internet_20_link" text:visited-style-name="Visited_20_Internet_20_Link"><text:span text:style-name="T1">Themes</text:span></text:a></text:p>
              <text:list>
                <text:list-item>
                  <text:p text:style-name="P15">Ambience</text:p>
                </text:list-item>
                <text:list-item>
                  <text:p text:style-name="P15">Objects</text:p>
                  <text:list>
                    <text:list-item>
                      <text:p text:style-name="P15">Ambient</text:p>
                    </text:list-item>
                    <text:list-item>
                      <text:p text:style-name="P15">Interactive</text:p>
                    </text:list-item>
                  </text:list>
                </text:list-item>
                <text:list-item>
                  <text:p text:style-name="P15">Challenges</text:p>
                </text:list-item>
              </text:list>
            </text:list-item>
            <text:list-item>
              <text:p text:style-name="P14"><text:a xlink:type="simple" xlink:href="https://docs.google.com/document/d/1ct5-qyUZC9cAKn-iLUgtOczDkERmPzNNwPLDfT9Hgjs/preview#bookmark=kix.lrp1xr74olld" text:style-name="Internet_20_link" text:visited-style-name="Visited_20_Internet_20_Link"><text:span text:style-name="T1">Game Flow</text:span></text:a></text:p>
            </text:list-item>
          </text:list>
        </text:list-item>
        <text:list-item>
          <text:p text:style-name="P14"><text:a xlink:type="simple" xlink:href="https://docs.google.com/document/d/1ct5-qyUZC9cAKn-iLUgtOczDkERmPzNNwPLDfT9Hgjs/preview#bookmark=kix.k64sfnylstdx" text:style-name="Internet_20_link" text:visited-style-name="Visited_20_Internet_20_Link"><text:span text:style-name="T1">Development</text:span></text:a></text:p>
          <text:list>
            <text:list-item>
              <text:p text:style-name="P14"><text:a xlink:type="simple" xlink:href="https://docs.google.com/document/d/1ct5-qyUZC9cAKn-iLUgtOczDkERmPzNNwPLDfT9Hgjs/preview#bookmark=kix.fwz93u72nlt2" text:style-name="Internet_20_link" text:visited-style-name="Visited_20_Internet_20_Link"><text:span text:style-name="T1">Abstract Classes</text:span></text:a></text:p>
            </text:list-item>
            <text:list-item>
              <text:p text:style-name="P14"><text:a xlink:type="simple" xlink:href="https://docs.google.com/document/d/1ct5-qyUZC9cAKn-iLUgtOczDkERmPzNNwPLDfT9Hgjs/preview#bookmark=kix.9mr6xhrqo7o4" text:style-name="Internet_20_link" text:visited-style-name="Visited_20_Internet_20_Link"><text:span text:style-name="T1">Derived Classes</text:span></text:a></text:p>
            </text:list-item>
          </text:list>
        </text:list-item>
        <text:list-item>
          <text:p text:style-name="P14"><text:a xlink:type="simple" xlink:href="https://docs.google.com/document/d/1ct5-qyUZC9cAKn-iLUgtOczDkERmPzNNwPLDfT9Hgjs/preview#bookmark=kix.7fniby1a9lf0" text:style-name="Internet_20_link" text:visited-style-name="Visited_20_Internet_20_Link"><text:span text:style-name="T1">Graphics</text:span></text:a></text:p>
          <text:list>
            <text:list-item>
              <text:p text:style-name="P14"><text:a xlink:type="simple" xlink:href="https://docs.google.com/document/d/1ct5-qyUZC9cAKn-iLUgtOczDkERmPzNNwPLDfT9Hgjs/preview#bookmark=kix.3ui65x9w2r9w" text:style-name="Internet_20_link" text:visited-style-name="Visited_20_Internet_20_Link"><text:span text:style-name="T1">Style Attributes</text:span></text:a></text:p>
            </text:list-item>
            <text:list-item>
              <text:p text:style-name="P14"><text:a xlink:type="simple" xlink:href="https://docs.google.com/document/d/1ct5-qyUZC9cAKn-iLUgtOczDkERmPzNNwPLDfT9Hgjs/preview#bookmark=kix.cdq39znqma9y" text:style-name="Internet_20_link" text:visited-style-name="Visited_20_Internet_20_Link"><text:span text:style-name="T1">Graphics Needed</text:span></text:a></text:p>
            </text:list-item>
          </text:list>
        </text:list-item>
        <text:list-item>
          <text:p text:style-name="P14"><text:a xlink:type="simple" xlink:href="https://docs.google.com/document/d/1ct5-qyUZC9cAKn-iLUgtOczDkERmPzNNwPLDfT9Hgjs/preview#bookmark=kix.p0zdtpym1l8" text:style-name="Internet_20_link" text:visited-style-name="Visited_20_Internet_20_Link"><text:span text:style-name="T1">Sounds/Music</text:span></text:a></text:p>
          <text:list>
            <text:list-item>
              <text:p text:style-name="P14"><text:a xlink:type="simple" xlink:href="https://docs.google.com/document/d/1ct5-qyUZC9cAKn-iLUgtOczDkERmPzNNwPLDfT9Hgjs/preview#bookmark=kix.g829e5h0mi8e" text:style-name="Internet_20_link" text:visited-style-name="Visited_20_Internet_20_Link"><text:span text:style-name="T1">Style Attributes</text:span></text:a></text:p>
            </text:list-item>
            <text:list-item>
              <text:p text:style-name="P14"><text:a xlink:type="simple" xlink:href="https://docs.google.com/document/d/1ct5-qyUZC9cAKn-iLUgtOczDkERmPzNNwPLDfT9Hgjs/preview#bookmark=kix.1k2k1v9771k6" text:style-name="Internet_20_link" text:visited-style-name="Visited_20_Internet_20_Link"><text:span text:style-name="T1">Sounds Needed</text:span></text:a></text:p>
            </text:list-item>
            <text:list-item>
              <text:p text:style-name="P14"><text:a xlink:type="simple" xlink:href="https://docs.google.com/document/d/1ct5-qyUZC9cAKn-iLUgtOczDkERmPzNNwPLDfT9Hgjs/preview#bookmark=kix.coz0pe9ii0ek" text:style-name="Internet_20_link" text:visited-style-name="Visited_20_Internet_20_Link"><text:span text:style-name="T1">Music Needed</text:span></text:a></text:p>
            </text:list-item>
          </text:list>
        </text:list-item>
        <text:list-item>
          <text:p text:style-name="P14"><text:a xlink:type="simple" xlink:href="https://docs.google.com/document/d/1ct5-qyUZC9cAKn-iLUgtOczDkERmPzNNwPLDfT9Hgjs/preview#bookmark=kix.ur637w5onhwq" text:style-name="Internet_20_link" text:visited-style-name="Visited_20_Internet_20_Link"><text:span text:style-name="T1">Schedule</text:span></text:a></text:p>
        </text:list-item>
      </text:list>
      <text:p text:style-name="Text_20_body"/>
      <text:p text:style-name="P7">Game Design</text:p>
      <text:p text:style-name="Horizontal_20_Line"/>
      <text:h text:style-name="P6" text:outline-level="2">Summary</text:h>
      <text:p text:style-name="P2"><text:span text:style-name="T2">    En kropp er under angrep w skadelige bakterierer og virus, du blir kalt på for å hjelpe immunforsvaret og forsvare cellene mot alt skadelig.</text:span></text:p>
      <text:h text:style-name="P6" text:outline-level="2">Gameplay</text:h>
      <text:p text:style-name="P10"><text:span text:style-name="T2">Du er nødt til å utrydde bakterier og viruser i blodårene ved å trykke på. Ulike bakterier krever ulike parametere.</text:span></text:p>
      <text:p text:style-name="Text_20_body"/>
      <text:h text:style-name="P6" text:outline-level="2">Mindset</text:h>
      <text:p text:style-name="P2"><text:span text:style-name="T2">    Spilleren skal føle seg stresset i det flere og flere bakterier beveger seg cella. Dette skal forsterkes med audiovisuelle effekter, slik som at hjertet pumper raskere. Syk blodåre blir frisk, helte følelse.</text:span></text:p>
      <text:p text:style-name="P7">Technical</text:p>
      <text:p text:style-name="Horizontal_20_Line"/>
      <text:h text:style-name="P6" text:outline-level="2">Screens</text:h>
      <text:list xml:id="list6075136276980782279" text:style-name="L2">
        <text:list-item>
          <text:p text:style-name="P16">Title Screen</text:p>
        </text:list-item>
      </text:list>
      <text:p text:style-name="P12"><text:span text:style-name="T2">    </text:span><text:span text:style-name="T3">a. Bacilli, New Game, Continue, High Score.</text:span></text:p>
      <text:list xml:id="list3398475584256258308" text:style-name="L3">
        <text:list-item>
          <text:p text:style-name="P17">Level Select</text:p>
        </text:list-item>
        <text:list-item>
          <text:p text:style-name="P17">Game</text:p>
          <text:list>
            <text:list-item>
              <text:p text:style-name="P17">Potensielt: Ulike «våpen»</text:p>
            </text:list-item>
            <text:list-item>
              <text:p text:style-name="P17">Assessment / Next Level</text:p>
            </text:list-item>
          </text:list>
        </text:list-item>
        <text:list-item>
          <text:p text:style-name="P17">End Credits</text:p>
        </text:list-item>
      </text:list>
      <text:p text:style-name="P3">(example)</text:p>
      <text:h text:style-name="P6" text:outline-level="2">Controls</text:h>
      <text:p text:style-name="P2"><text:span text:style-name="T2">    </text:span><text:span text:style-name="T3">Touch på bakteriene dreper dem.</text:span></text:p>
      <text:h text:style-name="P6" text:outline-level="2">Mechanics</text:h>
      <text:p text:style-name="P2"><text:span text:style-name="T2">    </text:span><text:span text:style-name="T3">Are there any interesting mechanics? Swipe/Splatter..Høyere hjerterytme øker hastig bakterier og gjør skjermen diffus.</text:span></text:p>
      <text:p text:style-name="Text_20_body"/>
      <text:p text:style-name="P7">Level Design</text:p>
      <text:p text:style-name="Horizontal_20_Line"/>
      <text:p text:style-name="P3">(Note : These sections can safely be skipped if they’re not relevant, or you’d rather go about it another way. For most games, at least one of them should be useful. But I’ll understand if you don’t want to use them. It’ll only hurt my feelings a little bit.)</text:p>
      <text:h text:style-name="P6" text:outline-level="2">Themes</text:h>
      <text:list xml:id="list7072763427331433950" text:style-name="L4">
        <text:list-item>
          <text:p text:style-name="P18">Inside Blood-Veins</text:p>
          <text:list>
            <text:list-item>
              <text:p text:style-name="P18">Mood</text:p>
              <text:list>
                <text:list-item>
                  <text:p text:style-name="P18">Dystert, stresende, håp.</text:p>
                </text:list-item>
              </text:list>
            </text:list-item>
            <text:list-item>
              <text:p text:style-name="P18">Objects</text:p>
              <text:list>
                <text:list-item>
                  <text:p text:style-name="P26">Ambient</text:p>
                  <text:list>
                    <text:list-item>
                      <text:p text:style-name="P18">Blodlegemer.</text:p>
                    </text:list-item>
                    <text:list-item>
                      <text:p text:style-name="P18">Blod.</text:p>
                    </text:list-item>
                    <text:list-item>
                      <text:p text:style-name="P18"/>
                    </text:list-item>
                  </text:list>
                </text:list-item>
                <text:list-item>
                  <text:p text:style-name="P26">Interactive</text:p>
                  <text:list>
                    <text:list-item>
                      <text:p text:style-name="P18">Bacteria</text:p>
                    </text:list-item>
                    <text:list-item>
                      <text:p text:style-name="P18"/>
                    </text:list-item>
                    <text:list-item>
                      <text:p text:style-name="P18">Cells</text:p>
                    </text:list-item>
                  </text:list>
                </text:list-item>
              </text:list>
            </text:list-item>
          </text:list>
        </text:list-item>
      </text:list>
      <text:p text:style-name="P3">(example)</text:p>
      <text:p text:style-name="Text_20_body"/>
      <text:h text:style-name="P9" text:outline-level="2">Game Flow</text:h>
      <text:list xml:id="list5760468316641129101" text:style-name="L5">
        <text:list-item>
          <text:p text:style-name="P19">Player starts in forest</text:p>
        </text:list-item>
        <text:list-item>
          <text:p text:style-name="P19">Pond to the left, must move right</text:p>
        </text:list-item>
        <text:list-item>
          <text:p text:style-name="P19">To the right is a hill, player jumps to traverse it (“jump” taught)</text:p>
        </text:list-item>
        <text:list-item>
          <text:p text:style-name="P19">Player encounters castle - door’s shut and locked</text:p>
        </text:list-item>
        <text:list-item>
          <text:p text:style-name="P19">There’s a window within jump height, and a rock on the ground</text:p>
        </text:list-item>
        <text:list-item>
          <text:p text:style-name="P19">Player picks up rock and throws at glass (“throw” taught)</text:p>
        </text:list-item>
        <text:list-item>
          <text:p text:style-name="P27">… <text:span text:style-name="T5">etc.</text:span></text:p>
        </text:list-item>
      </text:list>
      <text:p text:style-name="P3">(example)</text:p>
      <text:p text:style-name="Text_20_body"/>
      <text:p text:style-name="P7">Development</text:p>
      <text:p text:style-name="Horizontal_20_Line"/>
      <text:h text:style-name="P6" text:outline-level="2">Abstract Classes / Components</text:h>
      <text:list xml:id="list4145434618234453094" text:style-name="L6">
        <text:list-item>
          <text:p text:style-name="P20">BasePhysics</text:p>
          <text:list>
            <text:list-item>
              <text:p text:style-name="P20">BasePlayer</text:p>
            </text:list-item>
            <text:list-item>
              <text:p text:style-name="P20">BaseEnemy</text:p>
            </text:list-item>
            <text:list-item>
              <text:p text:style-name="P20">BaseObject</text:p>
            </text:list-item>
          </text:list>
        </text:list-item>
        <text:list-item>
          <text:p text:style-name="P20">BaseObstacle</text:p>
        </text:list-item>
        <text:list-item>
          <text:p text:style-name="P20">BaseInteractable</text:p>
        </text:list-item>
      </text:list>
      <text:p text:style-name="P3">(example)</text:p>
      <text:h text:style-name="P9" text:outline-level="2">Derived Classes / Component Compositions</text:h>
      <text:list xml:id="list1559983973319704287" text:style-name="L7">
        <text:list-item>
          <text:p text:style-name="P21">BasePlayer</text:p>
          <text:list>
            <text:list-item>
              <text:p text:style-name="P21">PlayerMain</text:p>
            </text:list-item>
            <text:list-item>
              <text:p text:style-name="P21">PlayerUnlockable</text:p>
            </text:list-item>
          </text:list>
        </text:list-item>
        <text:list-item>
          <text:p text:style-name="P21">BaseEnemy</text:p>
          <text:list>
            <text:list-item>
              <text:p text:style-name="P21">EnemyWolf</text:p>
            </text:list-item>
            <text:list-item>
              <text:p text:style-name="P21">EnemyGoblin</text:p>
            </text:list-item>
            <text:list-item>
              <text:p text:style-name="P21">EnemyGuard (may drop key)</text:p>
            </text:list-item>
            <text:list-item>
              <text:p text:style-name="P21">EnemyGiantRat</text:p>
            </text:list-item>
            <text:list-item>
              <text:p text:style-name="P21">EnemyPrisoner</text:p>
            </text:list-item>
          </text:list>
        </text:list-item>
        <text:list-item>
          <text:p text:style-name="P21">BaseObject</text:p>
          <text:list>
            <text:list-item>
              <text:p text:style-name="P21">ObjectRock (pick-up-able, throwable)</text:p>
            </text:list-item>
            <text:list-item>
              <text:p text:style-name="P21">ObjectChest (pick-up-able, throwable, spits gold coins with key)</text:p>
            </text:list-item>
            <text:list-item>
              <text:p text:style-name="P21">ObjectGoldCoin (cha-ching!)</text:p>
            </text:list-item>
            <text:list-item>
              <text:p text:style-name="P21">ObjectKey (pick-up-able, throwable)</text:p>
            </text:list-item>
          </text:list>
        </text:list-item>
        <text:list-item>
          <text:p text:style-name="P21">BaseObstacle</text:p>
          <text:list>
            <text:list-item>
              <text:p text:style-name="P21">ObstacleWindow (destroyed with rock)</text:p>
            </text:list-item>
            <text:list-item>
              <text:p text:style-name="P21">ObstacleWall</text:p>
            </text:list-item>
            <text:list-item>
              <text:p text:style-name="P21">ObstacleGate (watches to see if certain buttons are pressed)</text:p>
            </text:list-item>
          </text:list>
        </text:list-item>
        <text:list-item>
          <text:p text:style-name="P21">BaseInteractable</text:p>
          <text:list>
            <text:list-item>
              <text:p text:style-name="P21">InteractableButton</text:p>
            </text:list-item>
          </text:list>
        </text:list-item>
      </text:list>
      <text:p text:style-name="P3">(example)</text:p>
      <text:p text:style-name="P7">Graphics</text:p>
      <text:p text:style-name="Horizontal_20_Line"/>
      <text:h text:style-name="P6" text:outline-level="2">Style Attributes</text:h>
      <text:p text:style-name="P11">What kinds of colors will you be using? Do you have a limited palette to work with? A post-processed HSV map/image? Consistency is key for immersion.</text:p>
      <text:p text:style-name="Text_20_body"/>
      <text:p text:style-name="P11">What kind of graphic style are you going for? Cartoony? Pixel-y? Cute? How, specifically? Solid, thick outlines with flat hues? Non-black outlines with limited tints/shades? Emphasize smooth curvatures over sharp angles? Describe a set of general rules depicting your style here.</text:p>
      <text:p text:style-name="Text_20_body"/>
      <text:p text:style-name="P2"><text:span text:style-name="T2">    </text:span><text:span text:style-name="T3">Well-designed feedback, both good (e.g. leveling up) and bad (e.g. being hit), are great for teaching the player how to play through trial and error, instead of scripting a lengthy tutorial. What kind of visual feedback are you going to use to let the player know they’re interacting with something? That they *can* interact with something?</text:span></text:p>
      <text:p text:style-name="Text_20_body"/>
      <text:h text:style-name="P9" text:outline-level="2">Graphics Needed</text:h>
      <text:list xml:id="list2149083068494107556" text:style-name="L8">
        <text:list-item>
          <text:p text:style-name="P22">Characters</text:p>
          <text:list>
            <text:list-item>
              <text:p text:style-name="P22">Human-like</text:p>
              <text:list>
                <text:list-item>
                  <text:p text:style-name="P22">Goblin (idle, walking, throwing)</text:p>
                </text:list-item>
                <text:list-item>
                  <text:p text:style-name="P22">Guard (idle, walking, stabbing)</text:p>
                </text:list-item>
                <text:list-item>
                  <text:p text:style-name="P22">Prisoner (walking, running)</text:p>
                </text:list-item>
              </text:list>
            </text:list-item>
            <text:list-item>
              <text:p text:style-name="P22">Other</text:p>
              <text:list>
                <text:list-item>
                  <text:p text:style-name="P22">Wolf (idle, walking, running)</text:p>
                </text:list-item>
                <text:list-item>
                  <text:p text:style-name="P22">Giant Rat (idle, scurrying)</text:p>
                </text:list-item>
              </text:list>
            </text:list-item>
          </text:list>
        </text:list-item>
        <text:list-item>
          <text:p text:style-name="P22">Blocks</text:p>
          <text:list>
            <text:list-item>
              <text:p text:style-name="P22">Dirt</text:p>
            </text:list-item>
            <text:list-item>
              <text:p text:style-name="P22">Dirt/Grass</text:p>
            </text:list-item>
            <text:list-item>
              <text:p text:style-name="P22">Stone Block</text:p>
            </text:list-item>
            <text:list-item>
              <text:p text:style-name="P22">Stone Bricks</text:p>
            </text:list-item>
            <text:list-item>
              <text:p text:style-name="P22">Tiled Floor</text:p>
            </text:list-item>
            <text:list-item>
              <text:p text:style-name="P22">Weathered Stone Block</text:p>
            </text:list-item>
            <text:list-item>
              <text:p text:style-name="P22">Weathered Stone Bricks</text:p>
            </text:list-item>
          </text:list>
        </text:list-item>
        <text:list-item>
          <text:p text:style-name="P22">Ambient</text:p>
          <text:list>
            <text:list-item>
              <text:p text:style-name="P22">Tall Grass</text:p>
            </text:list-item>
            <text:list-item>
              <text:p text:style-name="P22">Rodent (idle, scurrying)</text:p>
            </text:list-item>
            <text:list-item>
              <text:p text:style-name="P22">Torch</text:p>
            </text:list-item>
            <text:list-item>
              <text:p text:style-name="P22">Armored Suit</text:p>
            </text:list-item>
            <text:list-item>
              <text:p text:style-name="P22">Chains (matching Weathered Stone Bricks)</text:p>
            </text:list-item>
            <text:list-item>
              <text:p text:style-name="P22">Blood stains (matching Weathered Stone Bricks)</text:p>
            </text:list-item>
          </text:list>
        </text:list-item>
        <text:list-item>
          <text:p text:style-name="P22">Other</text:p>
          <text:list>
            <text:list-item>
              <text:p text:style-name="P22">Chest</text:p>
            </text:list-item>
            <text:list-item>
              <text:p text:style-name="P22">Door (matching Stone Bricks)</text:p>
            </text:list-item>
            <text:list-item>
              <text:p text:style-name="P22">Gate</text:p>
            </text:list-item>
            <text:list-item>
              <text:p text:style-name="P22">Button (matching Weathered Stone Bricks)</text:p>
            </text:list-item>
          </text:list>
        </text:list-item>
      </text:list>
      <text:p text:style-name="P3">(example)</text:p>
      <text:p text:style-name="P3"><text:line-break/>(Note : If you’re soloing you might not need to define this part, as you can just use the Derived Classes + Themes section as a reference. It’s up to you.)</text:p>
      <text:p text:style-name="Text_20_body"/>
      <text:p text:style-name="P7">Sounds/Music</text:p>
      <text:p text:style-name="Horizontal_20_Line"/>
      <text:h text:style-name="P6" text:outline-level="2">Style Attributes</text:h>
      <text:p text:style-name="P2"><text:span text:style-name="T2">    </text:span><text:span text:style-name="T3">Again, consistency is key. Define that consistency here. What kind of instruments do you want to use in your music? Any particular tempo, key? Influences, genre? Mood?</text:span></text:p>
      <text:p text:style-name="Text_20_body"/>
      <text:p text:style-name="P10"><text:span text:style-name="T3">Stylistically, what kind of sound effects are you looking for? Do you want to exaggerate actions with lengthy, cartoony sounds (e.g. mario’s jump), or use just enough to let the player know something happened (e.g. mega man’s landing)? Going for realism? You can use the music style as a bit of a reference too.<text:line-break/></text:span><text:span text:style-name="T2">    </text:span><text:span text:style-name="T3"><text:line-break/></text:span><text:span text:style-name="T2">    </text:span><text:span text:style-name="T3">Remember, auditory feedback should stand out from the music and other sound effects so the player hears it well. Volume, panning, and frequency/pitch are all important aspects to consider in both music </text:span><text:span text:style-name="T4">and</text:span><text:span text:style-name="T2"> </text:span><text:span text:style-name="T3">sounds - so plan accordingly!</text:span></text:p>
      <text:p text:style-name="Text_20_body"/>
      <text:h text:style-name="P9" text:outline-level="2">Sounds Needed</text:h>
      <text:list xml:id="list3797492743730590638" text:style-name="L9">
        <text:list-item>
          <text:p text:style-name="P23">Effects</text:p>
          <text:list>
            <text:list-item>
              <text:p text:style-name="P23">Soft Footsteps (dirt floor)</text:p>
            </text:list-item>
            <text:list-item>
              <text:p text:style-name="P23">Sharper Footsteps (stone floor)</text:p>
            </text:list-item>
            <text:list-item>
              <text:p text:style-name="P23">Soft Landing (low vertical velocity)</text:p>
            </text:list-item>
            <text:list-item>
              <text:p text:style-name="P23">Hard Landing (high vertical velocity)</text:p>
            </text:list-item>
            <text:list-item>
              <text:p text:style-name="P23">Glass Breaking</text:p>
            </text:list-item>
            <text:list-item>
              <text:p text:style-name="P23">Chest Opening</text:p>
            </text:list-item>
            <text:list-item>
              <text:p text:style-name="P23">Door Opening</text:p>
            </text:list-item>
          </text:list>
        </text:list-item>
        <text:list-item>
          <text:p text:style-name="P23">Feedback</text:p>
          <text:list>
            <text:list-item>
              <text:p text:style-name="P23">Relieved “Ahhhh!” (health)</text:p>
            </text:list-item>
            <text:list-item>
              <text:p text:style-name="P23">Shocked “Ooomph!” (attacked)</text:p>
            </text:list-item>
            <text:list-item>
              <text:p text:style-name="P23">Happy chime (extra life)</text:p>
            </text:list-item>
            <text:list-item>
              <text:p text:style-name="P23">Sad chime (died)</text:p>
            </text:list-item>
          </text:list>
        </text:list-item>
      </text:list>
      <text:p text:style-name="P3">(example)</text:p>
      <text:h text:style-name="P9" text:outline-level="2">Music Needed</text:h>
      <text:list xml:id="list377105675072920721" text:style-name="L10">
        <text:list-item>
          <text:p text:style-name="P24">Slow-paced, nerve-racking “forest” track</text:p>
        </text:list-item>
        <text:list-item>
          <text:p text:style-name="P24">Exciting “castle” track</text:p>
        </text:list-item>
        <text:list-item>
          <text:p text:style-name="P24">Creepy, slow “dungeon” track</text:p>
        </text:list-item>
        <text:list-item>
          <text:p text:style-name="P24">Happy ending credits track</text:p>
        </text:list-item>
        <text:list-item>
          <text:p text:style-name="P24">Rick Astley’s hit #1 single “Never Gonna Give You Up”</text:p>
        </text:list-item>
      </text:list>
      <text:p text:style-name="P3">(example)</text:p>
      <text:p text:style-name="Text_20_body"/>
      <text:p text:style-name="P3">(Note : Again, if you’re soloing you might be able to / want to skip this section. It’s up to you.)</text:p>
      <text:p text:style-name="P7">Schedule</text:p>
      <text:p text:style-name="Horizontal_20_Line"/>
      <text:p text:style-name="P3">(what is a schedule, i don’t even. list is good enough, right? if not add some dates i guess)</text:p>
      <text:list xml:id="list4069925803002800835" text:style-name="L11">
        <text:list-item>
          <text:p text:style-name="P25">develop base classes</text:p>
          <text:list>
            <text:list-item>
              <text:p text:style-name="P25">base entity</text:p>
              <text:list>
                <text:list-item>
                  <text:p text:style-name="P25">base player</text:p>
                </text:list-item>
                <text:list-item>
                  <text:p text:style-name="P25">base enemy</text:p>
                </text:list-item>
                <text:list-item>
                  <text:p text:style-name="P25">base block</text:p>
                </text:list-item>
              </text:list>
            </text:list-item>
            <text:list-item>
              <text:p text:style-name="P25">base app state</text:p>
              <text:list>
                <text:list-item>
                  <text:p text:style-name="P25">game world</text:p>
                </text:list-item>
                <text:list-item>
                  <text:p text:style-name="P25">menu world</text:p>
                </text:list-item>
              </text:list>
            </text:list-item>
          </text:list>
        </text:list-item>
        <text:list-item>
          <text:p text:style-name="P25">develop player and basic block classes</text:p>
          <text:list>
            <text:list-item>
              <text:p text:style-name="P25">physics / collisions</text:p>
            </text:list-item>
          </text:list>
        </text:list-item>
        <text:list-item>
          <text:p text:style-name="P25">find some smooth controls/physics</text:p>
        </text:list-item>
        <text:list-item>
          <text:p text:style-name="P25">develop other derived classes</text:p>
          <text:list>
            <text:list-item>
              <text:p text:style-name="P25">blocks</text:p>
              <text:list>
                <text:list-item>
                  <text:p text:style-name="P25">moving</text:p>
                </text:list-item>
                <text:list-item>
                  <text:p text:style-name="P25">falling</text:p>
                </text:list-item>
                <text:list-item>
                  <text:p text:style-name="P25">breaking</text:p>
                </text:list-item>
                <text:list-item>
                  <text:p text:style-name="P25">cloud</text:p>
                </text:list-item>
              </text:list>
            </text:list-item>
            <text:list-item>
              <text:p text:style-name="P25">enemies</text:p>
              <text:list>
                <text:list-item>
                  <text:p text:style-name="P25">soldier</text:p>
                </text:list-item>
                <text:list-item>
                  <text:p text:style-name="P25">rat</text:p>
                </text:list-item>
                <text:list-item>
                  <text:p text:style-name="P25">etc.</text:p>
                </text:list-item>
              </text:list>
            </text:list-item>
          </text:list>
        </text:list-item>
        <text:list-item>
          <text:p text:style-name="P25">design levels</text:p>
          <text:list>
            <text:list-item>
              <text:p text:style-name="P25">introduce motion/jumping</text:p>
            </text:list-item>
            <text:list-item>
              <text:p text:style-name="P25">introduce throwing</text:p>
            </text:list-item>
            <text:list-item>
              <text:p text:style-name="P25">mind the pacing, let the player play between lessons</text:p>
            </text:list-item>
          </text:list>
        </text:list-item>
        <text:list-item>
          <text:p text:style-name="P25">design sounds</text:p>
        </text:list-item>
        <text:list-item>
          <text:p text:style-name="P25">design music</text:p>
        </text:list-item>
      </text:list>
      <text:p text:style-name="P3">(examp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Georgia" svg:font-family="Georgia"/>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06T11:22:21.20</meta:creation-date>
    <dc:date>2015-02-06T13:21:40.36</dc:date>
    <meta:editing-duration>PT1H53M6S</meta:editing-duration>
    <meta:editing-cycles>2</meta:editing-cycles>
    <meta:generator>OpenOffice/4.1.1$Win32 OpenOffice.org_project/411m6$Build-9775</meta:generator>
    <meta:document-statistic meta:table-count="0" meta:image-count="0" meta:object-count="0" meta:page-count="14" meta:paragraph-count="201" meta:word-count="1048" meta:character-count="6179"/>
  </office:meta>
</office:document-meta>
</file>